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3.4445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1.9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RF08_summary_passes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table:style-name="Default" office:value-type="string" calcext:value-type="string">
            <text:p>Duration_s</text:p>
          </table:table-cell>
          <table:table-cell table:style-name="Default" office:value-type="string" calcext:value-type="string">
            <text:p>AverageLWC_g_m3</text:p>
          </table:table-cell>
          <table:table-cell table:style-name="Default" office:value-type="string" calcext:value-type="string">
            <text:p>Average_meanDiam</text:p>
          </table:table-cell>
          <table:table-cell table:style-name="Default" office:value-type="string" calcext:value-type="string">
            <text:p>AverageLat</text:p>
          </table:table-cell>
          <table:table-cell table:style-name="Default" office:value-type="string" calcext:value-type="string">
            <text:p>AverageLon</text:p>
          </table:table-cell>
          <table:table-cell table:style-name="Default" office:value-type="string" calcext:value-type="string">
            <text:p>AverageAlt</text:p>
          </table:table-cell>
          <table:table-cell table:style-name="Default" office:value-type="string" calcext:value-type="string">
            <text:p>AverageTemp</text:p>
          </table:table-cell>
          <table:table-cell table:style-name="Default" office:value-type="string" calcext:value-type="string">
            <text:p>MaxUpdraft</text:p>
          </table:table-cell>
          <table:table-cell table:style-name="Default" office:value-type="string" calcext:value-type="string">
            <text:p>InCloud_Flag</text:p>
          </table:table-cell>
          <table:table-cell table:style-name="Default" office:value-type="string" calcext:value-type="string">
            <text:p>HoloData_Fla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-Jun-2021 19:01:31</text:p>
          </table:table-cell>
          <table:table-cell table:style-name="ce1" office:value-type="string" calcext:value-type="string">
            <text:p>20-Jun-2021 19:01: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7627269923687" calcext:value-type="float">
            <text:p>0.77627269923687</text:p>
          </table:table-cell>
          <table:table-cell table:style-name="ce1" office:value-type="float" office:value="4.94212508201599" calcext:value-type="float">
            <text:p>4.94212508201599</text:p>
          </table:table-cell>
          <table:table-cell table:style-name="ce1" office:value-type="float" office:value="39.89515209198" calcext:value-type="float">
            <text:p>39.89515209198</text:p>
          </table:table-cell>
          <table:table-cell table:style-name="ce1" office:value-type="float" office:value="-105.079681396484" calcext:value-type="float">
            <text:p>-105.079681396484</text:p>
          </table:table-cell>
          <table:table-cell table:style-name="ce1" office:value-type="float" office:value="2100.81750488281" calcext:value-type="float">
            <text:p>2100.81750488281</text:p>
          </table:table-cell>
          <table:table-cell table:style-name="ce1" office:value-type="float" office:value="19.0758843421936" calcext:value-type="float">
            <text:p>19.0758843421936</text:p>
          </table:table-cell>
          <table:table-cell table:style-name="ce1" office:value-type="float" office:value="5.08168411254883" calcext:value-type="float">
            <text:p>5.0816841125488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ferr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-Jun-2021 19:48:28</text:p>
          </table:table-cell>
          <table:table-cell table:style-name="ce1" office:value-type="string" calcext:value-type="string">
            <text:p>20-Jun-2021 19:48: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4600268797949" calcext:value-type="float">
            <text:p>0.014600268797949</text:p>
          </table:table-cell>
          <table:table-cell table:style-name="ce1" office:value-type="float" office:value="3.72083336114883" calcext:value-type="float">
            <text:p>3.72083336114883</text:p>
          </table:table-cell>
          <table:table-cell table:style-name="ce1" office:value-type="float" office:value="38.9165477752686" calcext:value-type="float">
            <text:p>38.9165477752686</text:p>
          </table:table-cell>
          <table:table-cell table:style-name="ce1" office:value-type="float" office:value="-97.7177238464355" calcext:value-type="float">
            <text:p>-97.7177238464355</text:p>
          </table:table-cell>
          <table:table-cell table:style-name="ce1" office:value-type="float" office:value="933.79914855957" calcext:value-type="float">
            <text:p>933.79914855957</text:p>
          </table:table-cell>
          <table:table-cell table:style-name="ce1" office:value-type="float" office:value="28.0230746269226" calcext:value-type="float">
            <text:p>28.0230746269226</text:p>
          </table:table-cell>
          <table:table-cell table:style-name="ce1" office:value-type="float" office:value="4.12253189086914" calcext:value-type="float">
            <text:p>4.12253189086914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-Jun-2021 19:49:57</text:p>
          </table:table-cell>
          <table:table-cell table:style-name="ce1" office:value-type="string" calcext:value-type="string">
            <text:p>20-Jun-2021 19:49: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2033332188924" calcext:value-type="float">
            <text:p>3.32033332188924</text:p>
          </table:table-cell>
          <table:table-cell table:style-name="ce1" office:value-type="float" office:value="38.8704058329264" calcext:value-type="float">
            <text:p>38.8704058329264</text:p>
          </table:table-cell>
          <table:table-cell table:style-name="ce1" office:value-type="float" office:value="-97.6595306396484" calcext:value-type="float">
            <text:p>-97.6595306396484</text:p>
          </table:table-cell>
          <table:table-cell table:style-name="ce1" office:value-type="float" office:value="722.920959472656" calcext:value-type="float">
            <text:p>722.920959472656</text:p>
          </table:table-cell>
          <table:table-cell table:style-name="ce1" office:value-type="float" office:value="30.5759824117025" calcext:value-type="float">
            <text:p>30.5759824117025</text:p>
          </table:table-cell>
          <table:table-cell table:style-name="ce1" office:value-type="float" office:value="3.40465688705444" calcext:value-type="float">
            <text:p>3.40465688705444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-Jun-2021 21:27:40</text:p>
          </table:table-cell>
          <table:table-cell table:style-name="ce1" office:value-type="string" calcext:value-type="string">
            <text:p>20-Jun-2021 21:27: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533540691766474" calcext:value-type="float">
            <text:p>0.0533540691766474</text:p>
          </table:table-cell>
          <table:table-cell table:style-name="ce1" office:value-type="float" office:value="3.91921959982978" calcext:value-type="float">
            <text:p>3.91921959982978</text:p>
          </table:table-cell>
          <table:table-cell table:style-name="ce1" office:value-type="float" office:value="38.8827281528049" calcext:value-type="float">
            <text:p>38.8827281528049</text:p>
          </table:table-cell>
          <table:table-cell table:style-name="ce1" office:value-type="float" office:value="-97.6093453301324" calcext:value-type="float">
            <text:p>-97.6093453301324</text:p>
          </table:table-cell>
          <table:table-cell table:style-name="ce1" office:value-type="float" office:value="1591.39412434896" calcext:value-type="float">
            <text:p>1591.39412434896</text:p>
          </table:table-cell>
          <table:table-cell table:style-name="ce1" office:value-type="float" office:value="23.3666930728489" calcext:value-type="float">
            <text:p>23.3666930728489</text:p>
          </table:table-cell>
          <table:table-cell table:style-name="ce1" office:value-type="float" office:value="5.35074710845947" calcext:value-type="float">
            <text:p>5.35074710845947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-Jun-2021 21:33:49</text:p>
          </table:table-cell>
          <table:table-cell table:style-name="ce1" office:value-type="string" calcext:value-type="string">
            <text:p>20-Jun-2021 21:33: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98513889312744" calcext:value-type="float">
            <text:p>6.98513889312744</text:p>
          </table:table-cell>
          <table:table-cell table:style-name="ce1" office:value-type="float" office:value="39.1843185424805" calcext:value-type="float">
            <text:p>39.1843185424805</text:p>
          </table:table-cell>
          <table:table-cell table:style-name="ce1" office:value-type="float" office:value="-97.2185796101888" calcext:value-type="float">
            <text:p>-97.2185796101888</text:p>
          </table:table-cell>
          <table:table-cell table:style-name="ce1" office:value-type="float" office:value="1619.5536702474" calcext:value-type="float">
            <text:p>1619.5536702474</text:p>
          </table:table-cell>
          <table:table-cell table:style-name="ce1" office:value-type="float" office:value="22.859219233195" calcext:value-type="float">
            <text:p>22.859219233195</text:p>
          </table:table-cell>
          <table:table-cell table:style-name="ce1" office:value-type="float" office:value="4.83443737030029" calcext:value-type="float">
            <text:p>4.83443737030029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-Jun-2021 21:37:04</text:p>
          </table:table-cell>
          <table:table-cell table:style-name="ce1" office:value-type="string" calcext:value-type="string">
            <text:p>20-Jun-2021 21:37: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35358597378945" calcext:value-type="float">
            <text:p>0.0035358597378945</text:p>
          </table:table-cell>
          <table:table-cell table:style-name="ce1" office:value-type="float" office:value="4.55283325910568" calcext:value-type="float">
            <text:p>4.55283325910568</text:p>
          </table:table-cell>
          <table:table-cell table:style-name="ce1" office:value-type="float" office:value="39.3280630111694" calcext:value-type="float">
            <text:p>39.3280630111694</text:p>
          </table:table-cell>
          <table:table-cell table:style-name="ce1" office:value-type="float" office:value="-97.0145893096924" calcext:value-type="float">
            <text:p>-97.0145893096924</text:p>
          </table:table-cell>
          <table:table-cell table:style-name="ce1" office:value-type="float" office:value="1621.56631469727" calcext:value-type="float">
            <text:p>1621.56631469727</text:p>
          </table:table-cell>
          <table:table-cell table:style-name="ce1" office:value-type="float" office:value="22.4232773780823" calcext:value-type="float">
            <text:p>22.4232773780823</text:p>
          </table:table-cell>
          <table:table-cell table:style-name="ce1" office:value-type="float" office:value="3.79879689216614" calcext:value-type="float">
            <text:p>3.79879689216614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20-Jun-2021 22:03:05</text:p>
          </table:table-cell>
          <table:table-cell table:style-name="ce2" office:value-type="string" calcext:value-type="string">
            <text:p>20-Jun-2021 22:03: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02800501137972" calcext:value-type="float">
            <text:p>1.02800501137972</text:p>
          </table:table-cell>
          <table:table-cell table:style-name="ce2" office:value-type="float" office:value="7.96212792396545" calcext:value-type="float">
            <text:p>7.96212792396545</text:p>
          </table:table-cell>
          <table:table-cell table:style-name="ce2" office:value-type="float" office:value="39.8932728767395" calcext:value-type="float">
            <text:p>39.8932728767395</text:p>
          </table:table-cell>
          <table:table-cell table:style-name="ce2" office:value-type="float" office:value="-95.5755987167358" calcext:value-type="float">
            <text:p>-95.5755987167358</text:p>
          </table:table-cell>
          <table:table-cell table:style-name="ce2" office:value-type="float" office:value="2580.49340820312" calcext:value-type="float">
            <text:p>2580.49340820312</text:p>
          </table:table-cell>
          <table:table-cell table:style-name="ce2" office:value-type="float" office:value="13.9970914125443" calcext:value-type="float">
            <text:p>13.9970914125443</text:p>
          </table:table-cell>
          <table:table-cell table:style-name="ce2" office:value-type="float" office:value="5.56630373001099" calcext:value-type="float">
            <text:p>5.56630373001099</text:p>
          </table:table-cell>
          <table:table-cell table:number-columns-repeated="2" table:style-name="ce2" office:value-type="string" calcext:value-type="string">
            <text:p>Ye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ight above cloud base</text:p>
          </table:table-cell>
          <table:table-cell office:value-type="string" calcext:value-type="string">
            <text:p>cloud base 1950 m</text:p>
          </table:table-cell>
          <table:table-cell office:value-type="string" calcext:value-type="string">
            <text:p>from camera and flight notes</text:p>
          </table:table-cell>
        </table:table-row>
        <table:table-row table:style-name="ro1">
          <table:table-cell table:style-name="ce3" office:value-type="string" calcext:value-type="string">
            <text:p>20-Jun-2021 22:26:32</text:p>
          </table:table-cell>
          <table:table-cell table:style-name="ce3" office:value-type="string" calcext:value-type="string">
            <text:p>20-Jun-2021 22:26: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1722759604454" calcext:value-type="float">
            <text:p>1.1722759604454</text:p>
          </table:table-cell>
          <table:table-cell table:style-name="ce3" office:value-type="float" office:value="9.11588716506958" calcext:value-type="float">
            <text:p>9.11588716506958</text:p>
          </table:table-cell>
          <table:table-cell table:style-name="ce3" office:value-type="float" office:value="40.0807523727417" calcext:value-type="float">
            <text:p>40.0807523727417</text:p>
          </table:table-cell>
          <table:table-cell table:style-name="ce3" office:value-type="float" office:value="-95.1849422454834" calcext:value-type="float">
            <text:p>-95.1849422454834</text:p>
          </table:table-cell>
          <table:table-cell table:style-name="ce3" office:value-type="float" office:value="2686.43133544922" calcext:value-type="float">
            <text:p>2686.43133544922</text:p>
          </table:table-cell>
          <table:table-cell table:style-name="ce3" office:value-type="float" office:value="12.6994907855988" calcext:value-type="float">
            <text:p>12.6994907855988</text:p>
          </table:table-cell>
          <table:table-cell table:style-name="ce3" office:value-type="float" office:value="4.22072172164917" calcext:value-type="float">
            <text:p>4.22072172164917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gion 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-Jun-2021 22:46:22</text:p>
          </table:table-cell>
          <table:table-cell table:style-name="ce3" office:value-type="string" calcext:value-type="string">
            <text:p>20-Jun-2021 22:46: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53142619132996" calcext:value-type="float">
            <text:p>0.853142619132996</text:p>
          </table:table-cell>
          <table:table-cell table:style-name="ce3" office:value-type="float" office:value="7.07336270809174" calcext:value-type="float">
            <text:p>7.07336270809174</text:p>
          </table:table-cell>
          <table:table-cell table:style-name="ce3" office:value-type="float" office:value="40.0687799453735" calcext:value-type="float">
            <text:p>40.0687799453735</text:p>
          </table:table-cell>
          <table:table-cell table:style-name="ce3" office:value-type="float" office:value="-95.0520572662354" calcext:value-type="float">
            <text:p>-95.0520572662354</text:p>
          </table:table-cell>
          <table:table-cell table:style-name="ce3" office:value-type="float" office:value="2261.42340087891" calcext:value-type="float">
            <text:p>2261.42340087891</text:p>
          </table:table-cell>
          <table:table-cell table:style-name="ce3" office:value-type="float" office:value="15.6165480613708" calcext:value-type="float">
            <text:p>15.6165480613708</text:p>
          </table:table-cell>
          <table:table-cell table:style-name="ce3" office:value-type="float" office:value="3.38429832458496" calcext:value-type="float">
            <text:p>3.3842983245849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cloud base 1620</text:p>
          </table:table-cell>
          <table:table-cell office:value-type="string" calcext:value-type="string">
            <text:p>forward camera and flight not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0-Jun-2021 22:51:54</text:p>
          </table:table-cell>
          <table:table-cell table:style-name="ce3" office:value-type="string" calcext:value-type="string">
            <text:p>20-Jun-2021 22:52: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00469793286175" calcext:value-type="float">
            <text:p>1.00469793286175</text:p>
          </table:table-cell>
          <table:table-cell table:style-name="ce3" office:value-type="float" office:value="7.72988828023275" calcext:value-type="float">
            <text:p>7.72988828023275</text:p>
          </table:table-cell>
          <table:table-cell table:style-name="ce3" office:value-type="float" office:value="40.0722633997599" calcext:value-type="float">
            <text:p>40.0722633997599</text:p>
          </table:table-cell>
          <table:table-cell table:style-name="ce3" office:value-type="float" office:value="-94.9872150421143" calcext:value-type="float">
            <text:p>-94.9872150421143</text:p>
          </table:table-cell>
          <table:table-cell table:style-name="ce3" office:value-type="float" office:value="3559.72253417969" calcext:value-type="float">
            <text:p>3559.72253417969</text:p>
          </table:table-cell>
          <table:table-cell table:style-name="ce3" office:value-type="float" office:value="7.19353433450063" calcext:value-type="float">
            <text:p>7.19353433450063</text:p>
          </table:table-cell>
          <table:table-cell table:style-name="ce3" office:value-type="float" office:value="12.8991365432739" calcext:value-type="float">
            <text:p>12.8991365432739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0-Jun-2021 22:52:07</text:p>
          </table:table-cell>
          <table:table-cell table:style-name="ce3" office:value-type="string" calcext:value-type="string">
            <text:p>20-Jun-2021 22:52: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23566618561745" calcext:value-type="float">
            <text:p>2.23566618561745</text:p>
          </table:table-cell>
          <table:table-cell table:style-name="ce3" office:value-type="float" office:value="10.5644649863243" calcext:value-type="float">
            <text:p>10.5644649863243</text:p>
          </table:table-cell>
          <table:table-cell table:style-name="ce3" office:value-type="float" office:value="40.0801918506622" calcext:value-type="float">
            <text:p>40.0801918506622</text:p>
          </table:table-cell>
          <table:table-cell table:style-name="ce3" office:value-type="float" office:value="-95.0057902336121" calcext:value-type="float">
            <text:p>-95.0057902336121</text:p>
          </table:table-cell>
          <table:table-cell table:style-name="ce3" office:value-type="float" office:value="3556.89204406738" calcext:value-type="float">
            <text:p>3556.89204406738</text:p>
          </table:table-cell>
          <table:table-cell table:style-name="ce3" office:value-type="float" office:value="8.23372119665146" calcext:value-type="float">
            <text:p>8.23372119665146</text:p>
          </table:table-cell>
          <table:table-cell table:style-name="ce3" office:value-type="float" office:value="13.4326820373535" calcext:value-type="float">
            <text:p>13.4326820373535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0-Jun-2021 22:56:14</text:p>
          </table:table-cell>
          <table:table-cell table:style-name="ce3" office:value-type="string" calcext:value-type="string">
            <text:p>20-Jun-2021 22:56: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00743570245491962" calcext:value-type="float">
            <text:p>0.00743570245491962</text:p>
          </table:table-cell>
          <table:table-cell table:style-name="ce3" office:value-type="float" office:value="3.92222776412964" calcext:value-type="float">
            <text:p>3.92222776412964</text:p>
          </table:table-cell>
          <table:table-cell table:style-name="ce3" office:value-type="float" office:value="39.9077852884928" calcext:value-type="float">
            <text:p>39.9077852884928</text:p>
          </table:table-cell>
          <table:table-cell table:style-name="ce3" office:value-type="float" office:value="-95.0422342936198" calcext:value-type="float">
            <text:p>-95.0422342936198</text:p>
          </table:table-cell>
          <table:table-cell table:style-name="ce3" office:value-type="float" office:value="1611.28854166667" calcext:value-type="float">
            <text:p>1611.28854166667</text:p>
          </table:table-cell>
          <table:table-cell table:style-name="ce3" office:value-type="float" office:value="19.6113800048828" calcext:value-type="float">
            <text:p>19.6113800048828</text:p>
          </table:table-cell>
          <table:table-cell table:style-name="ce3" office:value-type="float" office:value="5.06204891204834" calcext:value-type="float">
            <text:p>5.06204891204834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RIGHT UNDER CLOUD BAS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0-Jun-2021 22:56:30</text:p>
          </table:table-cell>
          <table:table-cell table:style-name="ce3" office:value-type="string" calcext:value-type="string">
            <text:p>20-Jun-2021 22:56: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85786112149556" calcext:value-type="float">
            <text:p>5.85786112149556</text:p>
          </table:table-cell>
          <table:table-cell table:style-name="ce3" office:value-type="float" office:value="39.899985631307" calcext:value-type="float">
            <text:p>39.899985631307</text:p>
          </table:table-cell>
          <table:table-cell table:style-name="ce3" office:value-type="float" office:value="-95.0287793477376" calcext:value-type="float">
            <text:p>-95.0287793477376</text:p>
          </table:table-cell>
          <table:table-cell table:style-name="ce3" office:value-type="float" office:value="1602.24743652344" calcext:value-type="float">
            <text:p>1602.24743652344</text:p>
          </table:table-cell>
          <table:table-cell table:style-name="ce3" office:value-type="float" office:value="19.8838917414347" calcext:value-type="float">
            <text:p>19.8838917414347</text:p>
          </table:table-cell>
          <table:table-cell table:style-name="ce3" office:value-type="float" office:value="3.43682289123535" calcext:value-type="float">
            <text:p>3.43682289123535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20-Jun-2021 23:21:13</text:p>
          </table:table-cell>
          <table:table-cell table:style-name="ce4" office:value-type="string" calcext:value-type="string">
            <text:p>20-Jun-2021 23:21: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795056104660034" calcext:value-type="float">
            <text:p>0.795056104660034</text:p>
          </table:table-cell>
          <table:table-cell table:style-name="ce4" office:value-type="float" office:value="6.93148374557495" calcext:value-type="float">
            <text:p>6.93148374557495</text:p>
          </table:table-cell>
          <table:table-cell table:style-name="ce4" office:value-type="float" office:value="38.9587783813477" calcext:value-type="float">
            <text:p>38.9587783813477</text:p>
          </table:table-cell>
          <table:table-cell table:style-name="ce4" office:value-type="float" office:value="-95.7809600830078" calcext:value-type="float">
            <text:p>-95.7809600830078</text:p>
          </table:table-cell>
          <table:table-cell table:style-name="ce4" office:value-type="float" office:value="3199.28540039062" calcext:value-type="float">
            <text:p>3199.28540039062</text:p>
          </table:table-cell>
          <table:table-cell table:style-name="ce4" office:value-type="float" office:value="10.4994379679362" calcext:value-type="float">
            <text:p>10.4994379679362</text:p>
          </table:table-cell>
          <table:table-cell table:style-name="ce4" office:value-type="float" office:value="4.69285917282104" calcext:value-type="float">
            <text:p>4.69285917282104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oud base 2529</text:p>
          </table:table-cell>
          <table:table-cell office:value-type="string" calcext:value-type="string">
            <text:p>forward camera and flight notes</text:p>
          </table:table-cell>
          <table:table-cell/>
        </table:table-row>
        <table:table-row table:style-name="ro1">
          <table:table-cell table:style-name="ce4" office:value-type="string" calcext:value-type="string">
            <text:p>20-Jun-2021 23:22:06</text:p>
          </table:table-cell>
          <table:table-cell table:style-name="ce4" office:value-type="string" calcext:value-type="string">
            <text:p>20-Jun-2021 23:22: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764778236548106" calcext:value-type="float">
            <text:p>0.764778236548106</text:p>
          </table:table-cell>
          <table:table-cell table:style-name="ce4" office:value-type="float" office:value="7.30555550257365" calcext:value-type="float">
            <text:p>7.30555550257365</text:p>
          </table:table-cell>
          <table:table-cell table:style-name="ce4" office:value-type="float" office:value="39.0134696960449" calcext:value-type="float">
            <text:p>39.0134696960449</text:p>
          </table:table-cell>
          <table:table-cell table:style-name="ce4" office:value-type="float" office:value="-95.7620188395182" calcext:value-type="float">
            <text:p>-95.7620188395182</text:p>
          </table:table-cell>
          <table:table-cell table:style-name="ce4" office:value-type="float" office:value="3242.27998860677" calcext:value-type="float">
            <text:p>3242.27998860677</text:p>
          </table:table-cell>
          <table:table-cell table:style-name="ce4" office:value-type="float" office:value="9.75657161076864" calcext:value-type="float">
            <text:p>9.75657161076864</text:p>
          </table:table-cell>
          <table:table-cell table:style-name="ce4" office:value-type="float" office:value="4.15458726882935" calcext:value-type="float">
            <text:p>4.15458726882935</text:p>
          </table:table-cell>
          <table:table-cell table:number-columns-repeated="2" table:style-name="ce4" office:value-type="string" calcext:value-type="string">
            <text:p>Yes</text:p>
          </table:table-cell>
          <table:table-cell office:value-type="string" calcext:value-type="string">
            <text:p>**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20-Jun-2021 23:32:48</text:p>
          </table:table-cell>
          <table:table-cell table:style-name="ce4" office:value-type="string" calcext:value-type="string">
            <text:p>20-Jun-2021 23:32:5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340865398446719" calcext:value-type="float">
            <text:p>0.340865398446719</text:p>
          </table:table-cell>
          <table:table-cell table:style-name="ce4" office:value-type="float" office:value="5.71639680862427" calcext:value-type="float">
            <text:p>5.71639680862427</text:p>
          </table:table-cell>
          <table:table-cell table:style-name="ce4" office:value-type="float" office:value="38.9201151529948" calcext:value-type="float">
            <text:p>38.9201151529948</text:p>
          </table:table-cell>
          <table:table-cell table:style-name="ce4" office:value-type="float" office:value="-95.8837229410807" calcext:value-type="float">
            <text:p>-95.8837229410807</text:p>
          </table:table-cell>
          <table:table-cell table:style-name="ce4" office:value-type="float" office:value="2928.6650390625" calcext:value-type="float">
            <text:p>2928.6650390625</text:p>
          </table:table-cell>
          <table:table-cell table:style-name="ce4" office:value-type="float" office:value="12.0078660647074" calcext:value-type="float">
            <text:p>12.0078660647074</text:p>
          </table:table-cell>
          <table:table-cell table:style-name="ce4" office:value-type="float" office:value="3.8621723651886" calcext:value-type="float">
            <text:p>3.862172365188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20-Jun-2021 23:46:55</text:p>
          </table:table-cell>
          <table:table-cell table:style-name="ce5" office:value-type="string" calcext:value-type="string">
            <text:p>20-Jun-2021 23:46:5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77254524230957" calcext:value-type="float">
            <text:p>5.77254524230957</text:p>
          </table:table-cell>
          <table:table-cell table:style-name="ce5" office:value-type="float" office:value="38.3816482543945" calcext:value-type="float">
            <text:p>38.3816482543945</text:p>
          </table:table-cell>
          <table:table-cell table:style-name="ce5" office:value-type="float" office:value="-96.6756134033203" calcext:value-type="float">
            <text:p>-96.6756134033203</text:p>
          </table:table-cell>
          <table:table-cell table:style-name="ce5" office:value-type="float" office:value="1961.14123535156" calcext:value-type="float">
            <text:p>1961.14123535156</text:p>
          </table:table-cell>
          <table:table-cell table:style-name="ce5" office:value-type="float" office:value="21.7991306304932" calcext:value-type="float">
            <text:p>21.7991306304932</text:p>
          </table:table-cell>
          <table:table-cell table:style-name="ce5" office:value-type="float" office:value="3.3860137462616" calcext:value-type="float">
            <text:p>3.3860137462616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cloud base 2310</text:p>
          </table:table-cell>
          <table:table-cell office:value-type="string" calcext:value-type="string">
            <text:p>forward facing camera and aircraft data</text:p>
          </table:table-cell>
          <table:table-cell/>
        </table:table-row>
        <table:table-row table:style-name="ro1">
          <table:table-cell table:style-name="ce5" office:value-type="string" calcext:value-type="string">
            <text:p>20-Jun-2021 23:59:55</text:p>
          </table:table-cell>
          <table:table-cell table:style-name="ce5" office:value-type="string" calcext:value-type="string">
            <text:p>21-Jun-2021 00:00:0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966238516010344" calcext:value-type="float">
            <text:p>0.966238516010344</text:p>
          </table:table-cell>
          <table:table-cell table:style-name="ce5" office:value-type="float" office:value="7.89889755249023" calcext:value-type="float">
            <text:p>7.89889755249023</text:p>
          </table:table-cell>
          <table:table-cell table:style-name="ce5" office:value-type="float" office:value="38.4588802337646" calcext:value-type="float">
            <text:p>38.4588802337646</text:p>
          </table:table-cell>
          <table:table-cell table:style-name="ce5" office:value-type="float" office:value="-96.4007026672363" calcext:value-type="float">
            <text:p>-96.4007026672363</text:p>
          </table:table-cell>
          <table:table-cell table:style-name="ce5" office:value-type="float" office:value="4576.80327148437" calcext:value-type="float">
            <text:p>4576.80327148437</text:p>
          </table:table-cell>
          <table:table-cell table:style-name="ce5" office:value-type="float" office:value="1.93428883552551" calcext:value-type="float">
            <text:p>1.93428883552551</text:p>
          </table:table-cell>
          <table:table-cell table:style-name="ce5" office:value-type="float" office:value="12.9124975204468" calcext:value-type="float">
            <text:p>12.9124975204468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21-Jun-2021 00:00:19</text:p>
          </table:table-cell>
          <table:table-cell table:style-name="ce5" office:value-type="string" calcext:value-type="string">
            <text:p>21-Jun-2021 00:00: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.58378926912944" calcext:value-type="float">
            <text:p>1.58378926912944</text:p>
          </table:table-cell>
          <table:table-cell table:style-name="ce5" office:value-type="float" office:value="10.3747940063477" calcext:value-type="float">
            <text:p>10.3747940063477</text:p>
          </table:table-cell>
          <table:table-cell table:style-name="ce5" office:value-type="float" office:value="38.4682261149089" calcext:value-type="float">
            <text:p>38.4682261149089</text:p>
          </table:table-cell>
          <table:table-cell table:style-name="ce5" office:value-type="float" office:value="-96.3660558064779" calcext:value-type="float">
            <text:p>-96.3660558064779</text:p>
          </table:table-cell>
          <table:table-cell table:style-name="ce5" office:value-type="float" office:value="4579.56429036458" calcext:value-type="float">
            <text:p>4579.56429036458</text:p>
          </table:table-cell>
          <table:table-cell table:style-name="ce5" office:value-type="float" office:value="2.77559725443522" calcext:value-type="float">
            <text:p>2.77559725443522</text:p>
          </table:table-cell>
          <table:table-cell table:style-name="ce5" office:value-type="float" office:value="6.42296743392944" calcext:value-type="float">
            <text:p>6.42296743392944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21-Jun-2021 00:07:31</text:p>
          </table:table-cell>
          <table:table-cell table:style-name="ce5" office:value-type="string" calcext:value-type="string">
            <text:p>21-Jun-2021 00:07: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62728869915009" calcext:value-type="float">
            <text:p>0.762728869915009</text:p>
          </table:table-cell>
          <table:table-cell table:style-name="ce5" office:value-type="float" office:value="8.2938125928243" calcext:value-type="float">
            <text:p>8.2938125928243</text:p>
          </table:table-cell>
          <table:table-cell table:style-name="ce5" office:value-type="float" office:value="38.4303398132324" calcext:value-type="float">
            <text:p>38.4303398132324</text:p>
          </table:table-cell>
          <table:table-cell table:style-name="ce5" office:value-type="float" office:value="-96.0439758300781" calcext:value-type="float">
            <text:p>-96.0439758300781</text:p>
          </table:table-cell>
          <table:table-cell table:style-name="ce5" office:value-type="float" office:value="4557.3486328125" calcext:value-type="float">
            <text:p>4557.3486328125</text:p>
          </table:table-cell>
          <table:table-cell table:style-name="ce5" office:value-type="float" office:value="0.860591769218445" calcext:value-type="float">
            <text:p>0.860591769218445</text:p>
          </table:table-cell>
          <table:table-cell table:style-name="ce5" office:value-type="float" office:value="6.37622356414795" calcext:value-type="float">
            <text:p>6.37622356414795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Part of same cloud system but not same updraft 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-Jun-2021 01:22:39</text:p>
          </table:table-cell>
          <table:table-cell office:value-type="string" calcext:value-type="string">
            <text:p>21-Jun-2021 01:22: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2462490797043" calcext:value-type="float">
            <text:p>4.62462490797043</text:p>
          </table:table-cell>
          <table:table-cell office:value-type="float" office:value="37.4806690216064" calcext:value-type="float">
            <text:p>37.4806690216064</text:p>
          </table:table-cell>
          <table:table-cell office:value-type="float" office:value="-97.5810470581055" calcext:value-type="float">
            <text:p>-97.5810470581055</text:p>
          </table:table-cell>
          <table:table-cell office:value-type="float" office:value="2283.57867431641" calcext:value-type="float">
            <text:p>2283.57867431641</text:p>
          </table:table-cell>
          <table:table-cell office:value-type="float" office:value="19.5638861656189" calcext:value-type="float">
            <text:p>19.5638861656189</text:p>
          </table:table-cell>
          <table:table-cell office:value-type="float" office:value="4.08551645278931" calcext:value-type="float">
            <text:p>4.085516452789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egion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-Jun-2021 01:24:43</text:p>
          </table:table-cell>
          <table:table-cell office:value-type="string" calcext:value-type="string">
            <text:p>21-Jun-2021 01:24: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53121427127293" calcext:value-type="float">
            <text:p>4.53121427127293</text:p>
          </table:table-cell>
          <table:table-cell office:value-type="float" office:value="37.448048727853" calcext:value-type="float">
            <text:p>37.448048727853</text:p>
          </table:table-cell>
          <table:table-cell office:value-type="float" office:value="-97.73717716762" calcext:value-type="float">
            <text:p>-97.73717716762</text:p>
          </table:table-cell>
          <table:table-cell office:value-type="float" office:value="2286.21111188616" calcext:value-type="float">
            <text:p>2286.21111188616</text:p>
          </table:table-cell>
          <table:table-cell office:value-type="float" office:value="19.2083301544189" calcext:value-type="float">
            <text:p>19.2083301544189</text:p>
          </table:table-cell>
          <table:table-cell office:value-type="float" office:value="3.76478791236877" calcext:value-type="float">
            <text:p>3.7647879123687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loud base 2800</text:p>
          </table:table-cell>
          <table:table-cell office:value-type="string" calcext:value-type="string">
            <text:p>forward facing camera and aircraf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n-2021 01:24:53</text:p>
          </table:table-cell>
          <table:table-cell office:value-type="string" calcext:value-type="string">
            <text:p>21-Jun-2021 01:24:59</text:p>
          </table:table-cell>
          <table:table-cell office:value-type="float" office:value="7" calcext:value-type="float">
            <text:p>7</text:p>
          </table:table-cell>
          <table:table-cell office:value-type="float" office:value="0.00102476702470865" calcext:value-type="float">
            <text:p>0.00102476702470865</text:p>
          </table:table-cell>
          <table:table-cell office:value-type="float" office:value="4.88185712269374" calcext:value-type="float">
            <text:p>4.88185712269374</text:p>
          </table:table-cell>
          <table:table-cell office:value-type="float" office:value="37.4396204267229" calcext:value-type="float">
            <text:p>37.4396204267229</text:p>
          </table:table-cell>
          <table:table-cell office:value-type="float" office:value="-97.7454278128488" calcext:value-type="float">
            <text:p>-97.7454278128488</text:p>
          </table:table-cell>
          <table:table-cell office:value-type="float" office:value="2285.98587472098" calcext:value-type="float">
            <text:p>2285.98587472098</text:p>
          </table:table-cell>
          <table:table-cell office:value-type="float" office:value="19.1334184919085" calcext:value-type="float">
            <text:p>19.1334184919085</text:p>
          </table:table-cell>
          <table:table-cell office:value-type="float" office:value="7.63737344741821" calcext:value-type="float">
            <text:p>7.6373734474182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Jun-2021 01:36:44</text:p>
          </table:table-cell>
          <table:table-cell office:value-type="string" calcext:value-type="string">
            <text:p>21-Jun-2021 01:36:48</text:p>
          </table:table-cell>
          <table:table-cell office:value-type="float" office:value="5" calcext:value-type="float">
            <text:p>5</text:p>
          </table:table-cell>
          <table:table-cell office:value-type="float" office:value="1.04997909069061" calcext:value-type="float">
            <text:p>1.04997909069061</text:p>
          </table:table-cell>
          <table:table-cell office:value-type="float" office:value="7.64370651245117" calcext:value-type="float">
            <text:p>7.64370651245117</text:p>
          </table:table-cell>
          <table:table-cell office:value-type="float" office:value="37.4252807617188" calcext:value-type="float">
            <text:p>37.4252807617188</text:p>
          </table:table-cell>
          <table:table-cell office:value-type="float" office:value="-97.6113357543945" calcext:value-type="float">
            <text:p>-97.6113357543945</text:p>
          </table:table-cell>
          <table:table-cell office:value-type="float" office:value="4234.0291015625" calcext:value-type="float">
            <text:p>4234.0291015625</text:p>
          </table:table-cell>
          <table:table-cell office:value-type="float" office:value="4.64316740036011" calcext:value-type="float">
            <text:p>4.64316740036011</text:p>
          </table:table-cell>
          <table:table-cell office:value-type="float" office:value="4.67366743087769" calcext:value-type="float">
            <text:p>4.67366743087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Jun-2021 01:36:51</text:p>
          </table:table-cell>
          <table:table-cell office:value-type="string" calcext:value-type="string">
            <text:p>21-Jun-2021 01:36:54</text:p>
          </table:table-cell>
          <table:table-cell office:value-type="float" office:value="4" calcext:value-type="float">
            <text:p>4</text:p>
          </table:table-cell>
          <table:table-cell office:value-type="float" office:value="0.931043088436127" calcext:value-type="float">
            <text:p>0.931043088436127</text:p>
          </table:table-cell>
          <table:table-cell office:value-type="float" office:value="7.57778322696686" calcext:value-type="float">
            <text:p>7.57778322696686</text:p>
          </table:table-cell>
          <table:table-cell office:value-type="float" office:value="37.422233581543" calcext:value-type="float">
            <text:p>37.422233581543</text:p>
          </table:table-cell>
          <table:table-cell office:value-type="float" office:value="-97.619686126709" calcext:value-type="float">
            <text:p>-97.619686126709</text:p>
          </table:table-cell>
          <table:table-cell office:value-type="float" office:value="4230.857421875" calcext:value-type="float">
            <text:p>4230.857421875</text:p>
          </table:table-cell>
          <table:table-cell office:value-type="float" office:value="4.72913241386414" calcext:value-type="float">
            <text:p>4.72913241386414</text:p>
          </table:table-cell>
          <table:table-cell office:value-type="float" office:value="4.24145603179932" calcext:value-type="float">
            <text:p>4.2414560317993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Jun-2021 01:41:58</text:p>
          </table:table-cell>
          <table:table-cell office:value-type="string" calcext:value-type="string">
            <text:p>21-Jun-2021 01:42:01</text:p>
          </table:table-cell>
          <table:table-cell office:value-type="float" office:value="4" calcext:value-type="float">
            <text:p>4</text:p>
          </table:table-cell>
          <table:table-cell office:value-type="float" office:value="1.18573921918869" calcext:value-type="float">
            <text:p>1.18573921918869</text:p>
          </table:table-cell>
          <table:table-cell office:value-type="float" office:value="8.43895030021667" calcext:value-type="float">
            <text:p>8.43895030021667</text:p>
          </table:table-cell>
          <table:table-cell office:value-type="float" office:value="37.3965253829956" calcext:value-type="float">
            <text:p>37.3965253829956</text:p>
          </table:table-cell>
          <table:table-cell office:value-type="float" office:value="-97.6217460632324" calcext:value-type="float">
            <text:p>-97.6217460632324</text:p>
          </table:table-cell>
          <table:table-cell office:value-type="float" office:value="4560.42260742188" calcext:value-type="float">
            <text:p>4560.42260742188</text:p>
          </table:table-cell>
          <table:table-cell office:value-type="float" office:value="1.98759028315544" calcext:value-type="float">
            <text:p>1.98759028315544</text:p>
          </table:table-cell>
          <table:table-cell office:value-type="float" office:value="6.21635961532593" calcext:value-type="float">
            <text:p>6.2163596153259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Jun-2021 01:45:50</text:p>
          </table:table-cell>
          <table:table-cell office:value-type="string" calcext:value-type="string">
            <text:p>21-Jun-2021 01:45:55</text:p>
          </table:table-cell>
          <table:table-cell office:value-type="float" office:value="6" calcext:value-type="float">
            <text:p>6</text:p>
          </table:table-cell>
          <table:table-cell office:value-type="float" office:value="0.742944250504176" calcext:value-type="float">
            <text:p>0.742944250504176</text:p>
          </table:table-cell>
          <table:table-cell office:value-type="float" office:value="8.09596920013428" calcext:value-type="float">
            <text:p>8.09596920013428</text:p>
          </table:table-cell>
          <table:table-cell office:value-type="float" office:value="37.5640017191569" calcext:value-type="float">
            <text:p>37.5640017191569</text:p>
          </table:table-cell>
          <table:table-cell office:value-type="float" office:value="-97.4385973612467" calcext:value-type="float">
            <text:p>-97.4385973612467</text:p>
          </table:table-cell>
          <table:table-cell office:value-type="float" office:value="4888.34350585938" calcext:value-type="float">
            <text:p>4888.34350585938</text:p>
          </table:table-cell>
          <table:table-cell office:value-type="float" office:value="-0.439345738540093" calcext:value-type="float">
            <text:p>-0.439345738540093</text:p>
          </table:table-cell>
          <table:table-cell office:value-type="float" office:value="6.44337463378906" calcext:value-type="float">
            <text:p>6.4433746337890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Jun-2021 01:58:36</text:p>
          </table:table-cell>
          <table:table-cell office:value-type="string" calcext:value-type="string">
            <text:p>21-Jun-2021 01:58:43</text:p>
          </table:table-cell>
          <table:table-cell office:value-type="float" office:value="8" calcext:value-type="float">
            <text:p>8</text:p>
          </table:table-cell>
          <table:table-cell office:value-type="float" office:value="1.37186743319035" calcext:value-type="float">
            <text:p>1.37186743319035</text:p>
          </table:table-cell>
          <table:table-cell office:value-type="float" office:value="9.35122907161713" calcext:value-type="float">
            <text:p>9.35122907161713</text:p>
          </table:table-cell>
          <table:table-cell office:value-type="float" office:value="37.5398392677307" calcext:value-type="float">
            <text:p>37.5398392677307</text:p>
          </table:table-cell>
          <table:table-cell office:value-type="float" office:value="-97.1785945892334" calcext:value-type="float">
            <text:p>-97.1785945892334</text:p>
          </table:table-cell>
          <table:table-cell office:value-type="float" office:value="4565.60034179688" calcext:value-type="float">
            <text:p>4565.60034179688</text:p>
          </table:table-cell>
          <table:table-cell office:value-type="float" office:value="1.73611785471439" calcext:value-type="float">
            <text:p>1.73611785471439</text:p>
          </table:table-cell>
          <table:table-cell office:value-type="float" office:value="10.0958204269409" calcext:value-type="float">
            <text:p>10.09582042694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table:formula="of:=MIN([.G22:.G29])" office:value-type="float" office:value="-97.7454278128488" calcext:value-type="float">
            <text:p>-97.7454278128488</text:p>
          </table:table-cell>
          <table:table-cell table:style-name="Default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21:39:30.526694019</dc:date>
    <meta:editing-duration>PT11H18M42S</meta:editing-duration>
    <meta:editing-cycles>3</meta:editing-cycles>
    <meta:generator>LibreOffice/7.3.7.2$Linux_X86_64 LibreOffice_project/30$Build-2</meta:generator>
    <meta:document-statistic meta:table-count="1" meta:cell-count="369" meta:object-count="0"/>
  </office:meta>
</office:document-meta>
</file>